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6.svm" manifest:media-type=""/>
  <manifest:file-entry manifest:full-path="Pictures/TablePreview5.svm" manifest:media-type="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782cm" fo:min-width="4.58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0.29cm" fo:min-width="0.847cm"/>
      <style:paragraph-properties style:writing-mode="lr-tb"/>
    </style:style>
    <style:style style:name="gr3" style:family="graphic" style:parent-style-name="objectwithoutfill">
      <style:graphic-properties draw:fill="solid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0.558cm" fo:min-width="2.319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0.347cm" fo:min-width="1.071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0.7cm" fo:min-width="2.717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0.846cm" fo:min-width="3.165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0.803cm" fo:min-width="2.514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0.765cm" fo:min-width="2.099cm"/>
      <style:paragraph-properties style:writing-mode="lr-tb"/>
    </style:style>
    <style:style style:name="gr10" style:family="graphic" style:parent-style-name="standard" style:list-style-name="L1">
      <style:graphic-properties draw:textarea-horizontal-align="justify" draw:textarea-vertical-align="middle" draw:auto-grow-height="false" fo:min-height="0.558cm" fo:min-width="2.319cm"/>
      <style:paragraph-properties style:writing-mode="lr-tb"/>
    </style:style>
    <style:style style:name="gr11" style:family="graphic" style:parent-style-name="standard" style:list-style-name="L1">
      <style:graphic-properties draw:textarea-horizontal-align="justify" draw:textarea-vertical-align="middle" draw:auto-grow-height="false" fo:min-height="0.558cm" fo:min-width="2.319cm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1.148cm" fo:min-width="1.215cm"/>
      <style:paragraph-properties style:writing-mode="lr-tb"/>
    </style:style>
    <style:style style:name="gr13" style:family="graphic" style:parent-style-name="standard">
      <style:graphic-properties draw:textarea-vertical-align="middle"/>
    </style:style>
    <style:style style:name="gr14" style:family="graphic" style:parent-style-name="standard">
      <style:graphic-properties draw:stroke="solid" draw:stroke-dash="Line_20_with_20_Fine_20_Dots" draw:marker-end="" draw:textarea-vertical-align="middle"/>
    </style:style>
    <style:style style:name="gr15" style:family="graphic" style:parent-style-name="standard">
      <style:graphic-properties draw:textarea-horizontal-align="justify" draw:textarea-vertical-align="middle" draw:auto-grow-height="false" fo:min-height="1.148cm" fo:min-width="1.469cm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1.148cm" fo:min-width="1.914cm"/>
      <style:paragraph-properties style:writing-mode="lr-tb"/>
    </style:style>
    <style:style style:name="gr17" style:family="graphic" style:parent-style-name="standard">
      <style:graphic-properties draw:textarea-horizontal-align="justify" draw:textarea-vertical-align="middle" draw:auto-grow-height="false" fo:min-height="1.26cm" fo:min-width="2.484cm"/>
      <style:paragraph-properties style:writing-mode="lr-tb"/>
    </style:style>
    <style:style style:name="gr18" style:family="graphic" style:parent-style-name="standard">
      <style:graphic-properties draw:marker-start="CF_20_Only_20_One" draw:marker-end="CF_20_Zero_20_Many" draw:textarea-vertical-align="middle"/>
    </style:style>
    <style:style style:name="gr19" style:family="graphic" style:parent-style-name="standard">
      <style:graphic-properties draw:marker-start="CF_20_Only_20_One" draw:marker-end="CF_20_Zero_20_Many" svg:stroke-opacity="100%" draw:textarea-vertical-align="middle"/>
    </style:style>
    <style:style style:name="gr20" style:family="graphic" style:parent-style-name="standard">
      <style:graphic-properties draw:marker-start="CF_20_Zero_20_Many" draw:marker-end="CF_20_Only_20_One" draw:textarea-vertical-align="middle"/>
    </style:style>
    <style:style style:name="co1" style:family="table-column">
      <style:table-column-properties style:column-width="14.099cm" style:use-optimal-column-width="false"/>
    </style:style>
    <style:style style:name="ro1" style:family="table-row">
      <style:table-row-properties style:row-height="0.972cm" style:use-optimal-row-height="false"/>
    </style:style>
    <style:style style:name="ro2" style:family="table-row">
      <style:table-row-properties style:row-height="1.999cm" style:use-optimal-row-height="false"/>
    </style:style>
    <style:style style:name="ro3" style:family="table-row">
      <style:table-row-properties style:row-height="1.129cm" style:use-optimal-row-height="false"/>
    </style:style>
    <style:style style:name="ro4" style:family="table-row">
      <style:table-row-properties style:row-height="0.726cm" style:use-optimal-row-height="false"/>
    </style:style>
    <style:style style:name="ro5" style:family="table-row">
      <style:table-row-properties style:row-height="0.6cm" style:use-optimal-row-height="false"/>
    </style:style>
    <style:style style:name="ce1" style:family="table-cell">
      <loext:graphic-properties draw:textarea-vertical-align="middle"/>
      <style:text-properties fo:font-weight="bold" style:font-weight-asian="bold" style:font-weight-complex="bold"/>
    </style:style>
    <style:style style:name="ce2" style:family="table-cell">
      <loext:graphic-properties draw:textarea-vertical-align="middle"/>
      <style:text-properties style:text-underline-style="solid" style:text-underline-width="auto" style:text-underline-color="font-color"/>
    </style:style>
    <style:style style:name="ce3" style:family="table-cell">
      <loext:graphic-properties draw:textarea-vertical-align="middle"/>
    </style:style>
    <style:style style:name="ce4" style:family="table-cell">
      <loext:graphic-properties draw:textarea-vertical-align="middle"/>
      <style:text-properties fo:font-size="20pt" fo:font-weight="bold" style:font-size-asian="20pt" style:font-weight-asian="bold" style:font-size-complex="20pt" style:font-weight-complex="bold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solid"/>
      <style:paragraph-properties fo:text-align="center"/>
    </style:style>
    <style:style style:name="P3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4" style:family="paragraph">
      <style:paragraph-properties fo:text-align="center"/>
    </style:style>
    <style:style style:name="P5" style:family="paragraph">
      <style:text-properties fo:font-weight="bold" style:font-weight-asian="bold" style:font-weight-complex="bold"/>
    </style:style>
    <style:style style:name="P6" style:family="paragraph">
      <style:text-properties style:text-underline-style="solid" style:text-underline-width="auto" style:text-underline-color="font-color"/>
    </style:style>
    <style:style style:name="P7" style:family="paragraph"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fo:font-size="22pt" fo:font-weight="bold" style:font-size-asian="22pt" style:font-weight-asian="bold" style:font-size-complex="22pt" style:font-weight-complex="bold"/>
    </style:style>
    <style:style style:name="T2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5.08cm" svg:height="2.032cm" svg:x="8.021cm" svg:y="9.518cm">
          <text:p text:style-name="P1">Department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905cm" svg:height="0.762cm" svg:x="6.37cm" svg:y="6.216cm">
          <text:p text:style-name="P1">i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8.021cm" svg:y1="6.851cm" svg:x2="9.799cm" svg:y2="9.645cm">
          <text:p/>
        </draw:line>
        <draw:custom-shape draw:style-name="gr4" draw:text-style-name="P1" draw:layer="layout" svg:width="3.985cm" svg:height="1.142cm" svg:x="9.37cm" svg:y="6.217cm">
          <text:p text:style-name="P1">dept_nam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10.688cm" svg:y1="7.359cm" svg:x2="10.18cm" svg:y2="9.518cm">
          <text:p/>
        </draw:line>
        <draw:custom-shape draw:style-name="gr1" draw:text-style-name="P1" xml:id="id3" draw:id="id3" draw:layer="layout" svg:width="5.08cm" svg:height="2.032cm" svg:x="19.121cm" svg:y="9.518cm">
          <text:p text:style-name="P1">Course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221cm" svg:height="0.843cm" svg:x="16.354cm" svg:y="6.089cm">
          <text:p text:style-name="P1">i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3.985cm" svg:height="1.142cm" svg:x="18.607cm" svg:y="5.17cm">
          <text:p text:style-name="P1">titl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4.549cm" svg:height="1.342cm" svg:x="27.013cm" svg:y="6.21cm">
          <text:p text:style-name="P1">dept_id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3.985cm" svg:height="1.142cm" svg:x="22.963cm" svg:y="5.578cm">
          <text:p text:style-name="P1">credits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17.716cm" svg:y1="6.921cm" svg:x2="19.467cm" svg:y2="9.518cm">
          <text:p/>
        </draw:line>
        <draw:line draw:style-name="gr3" draw:text-style-name="P2" draw:layer="layout" svg:x1="20.51cm" svg:y1="6.159cm" svg:x2="20.737cm" svg:y2="9.645cm">
          <text:p/>
        </draw:line>
        <draw:line draw:style-name="gr3" draw:text-style-name="P2" draw:layer="layout" svg:x1="22.034cm" svg:y1="9.461cm" svg:x2="23.685cm" svg:y2="6.667cm">
          <text:p/>
        </draw:line>
        <draw:line draw:style-name="gr3" draw:text-style-name="P2" draw:layer="layout" svg:x1="23.304cm" svg:y1="9.588cm" svg:x2="26.987cm" svg:y2="6.921cm">
          <text:p/>
        </draw:line>
        <draw:custom-shape draw:style-name="gr1" draw:text-style-name="P1" xml:id="id4" draw:id="id4" draw:layer="layout" svg:width="5.08cm" svg:height="2.032cm" svg:x="7.721cm" svg:y="16.518cm">
          <text:p text:style-name="P1">Instructor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221cm" svg:height="0.843cm" svg:x="3.911cm" svg:y="17.757cm">
          <text:p text:style-name="P1">id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3.985cm" svg:height="1.142cm" svg:x="4.407cm" svg:y="19.671cm">
          <text:p text:style-name="P1">nam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5.181cm" svg:height="1.55cm" svg:x="7.563cm" svg:y="20.779cm">
          <text:p text:style-name="P1">dept_id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7.783cm" svg:y1="17.63cm" svg:x2="6.005cm" svg:y2="18.011cm">
          <text:p/>
        </draw:line>
        <draw:line draw:style-name="gr3" draw:text-style-name="P2" draw:layer="layout" svg:x1="7.783cm" svg:y1="18.392cm" svg:x2="6.259cm" svg:y2="19.662cm">
          <text:p/>
        </draw:line>
        <draw:line draw:style-name="gr3" draw:text-style-name="P2" draw:layer="layout" svg:x1="9.561cm" svg:y1="18.646cm" svg:x2="9.561cm" svg:y2="20.805cm">
          <text:p/>
        </draw:line>
        <draw:custom-shape draw:style-name="gr1" draw:text-style-name="P1" draw:layer="layout" svg:width="5.08cm" svg:height="2.032cm" svg:x="35.721cm" svg:y="34.519cm">
          <text:p text:style-name="P1">Teaches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.985cm" svg:height="1.142cm" svg:x="35.7cm" svg:y="39.124cm">
          <text:p text:style-name="P1">course_id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4.262cm" svg:height="1.487cm" svg:x="39.763cm" svg:y="38.08cm">
          <text:p text:style-name="P1">semester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35.81cm" svg:y1="36.447cm" svg:x2="33.992cm" svg:y2="37.154cm">
          <text:p/>
        </draw:line>
        <draw:line draw:style-name="gr3" draw:text-style-name="P2" draw:layer="layout" svg:x1="37.421cm" svg:y1="36.519cm" svg:x2="37.421cm" svg:y2="39.059cm">
          <text:p/>
        </draw:line>
        <draw:custom-shape draw:style-name="gr5" draw:text-style-name="P1" draw:layer="layout" svg:width="2.221cm" svg:height="0.843cm" svg:x="31.911cm" svg:y="36.957cm">
          <text:p text:style-name="P1">id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38.691cm" svg:y1="36.519cm" svg:x2="40.723cm" svg:y2="38.17cm">
          <text:p/>
        </draw:line>
        <draw:custom-shape draw:style-name="gr4" draw:text-style-name="P1" draw:layer="layout" svg:width="3.985cm" svg:height="1.142cm" svg:x="32.039cm" svg:y="38.425cm">
          <text:p text:style-name="P1">instructor_id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36.278cm" svg:y1="36.392cm" svg:x2="34.627cm" svg:y2="38.551cm">
          <text:p/>
        </draw:line>
        <draw:custom-shape draw:style-name="gr9" draw:text-style-name="P1" draw:layer="layout" svg:width="3.675cm" svg:height="1.435cm" svg:x="42.763cm" svg:y="36.735cm">
          <text:p text:style-name="P1">year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40.85cm" svg:y1="36.519cm" svg:x2="43.009cm" svg:y2="37.154cm">
          <text:p/>
        </draw:line>
        <draw:custom-shape draw:style-name="gr1" draw:text-style-name="P1" xml:id="id8" draw:id="id8" draw:layer="layout" svg:width="5.08cm" svg:height="2.032cm" svg:x="28.021cm" svg:y="21.52cm">
          <text:p text:style-name="P1">Studen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3.985cm" svg:height="1.142cm" svg:x="28cm" svg:y="26.125cm">
          <text:p text:style-name="P1">dept_id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4.262cm" svg:height="1.487cm" svg:x="32.063cm" svg:y="25.081cm">
          <text:p text:style-name="P1">total_credit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28.11cm" svg:y1="23.448cm" svg:x2="26.292cm" svg:y2="24.155cm">
          <text:p/>
        </draw:line>
        <draw:line draw:style-name="gr3" draw:text-style-name="P2" draw:layer="layout" svg:x1="29.721cm" svg:y1="23.52cm" svg:x2="29.721cm" svg:y2="26.06cm">
          <text:p/>
        </draw:line>
        <draw:custom-shape draw:style-name="gr5" draw:text-style-name="P1" draw:layer="layout" svg:width="2.221cm" svg:height="0.843cm" svg:x="24.211cm" svg:y="23.958cm">
          <text:p text:style-name="P1">id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30.991cm" svg:y1="23.52cm" svg:x2="33.023cm" svg:y2="25.171cm">
          <text:p/>
        </draw:line>
        <draw:custom-shape draw:style-name="gr4" draw:text-style-name="P1" draw:layer="layout" svg:width="3.985cm" svg:height="1.142cm" svg:x="24.339cm" svg:y="25.426cm">
          <text:p text:style-name="P1">nam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28.578cm" svg:y1="23.393cm" svg:x2="26.927cm" svg:y2="25.552cm">
          <text:p/>
        </draw:line>
        <draw:custom-shape draw:style-name="gr9" draw:text-style-name="P1" draw:layer="layout" svg:width="3.675cm" svg:height="1.435cm" svg:x="35.063cm" svg:y="23.736cm">
          <text:p text:style-name="P1">year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33.15cm" svg:y1="23.52cm" svg:x2="35.309cm" svg:y2="24.155cm">
          <text:p/>
        </draw:line>
        <draw:custom-shape draw:style-name="gr1" draw:text-style-name="P1" draw:layer="layout" svg:width="5.08cm" svg:height="2.032cm" svg:x="45.521cm" svg:y="22.318cm">
          <text:p text:style-name="P1">Takes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221cm" svg:height="0.843cm" svg:x="45.854cm" svg:y="18.889cm">
          <text:p text:style-name="P1">i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3" draw:layer="layout" svg:width="3.985cm" svg:height="1.142cm" svg:x="53.67cm" svg:y="24.318cm">
          <text:p text:style-name="P3">student_id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3.985cm" svg:height="1.142cm" svg:x="48.707cm" svg:y="18.67cm">
          <text:p text:style-name="P3">semester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4.549cm" svg:height="1.342cm" svg:x="52.813cm" svg:y="22.01cm">
          <text:p text:style-name="P3">grad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3.985cm" svg:height="1.142cm" svg:x="52.763cm" svg:y="19.878cm">
          <text:p text:style-name="P3">year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46.891cm" svg:y1="19.69cm" svg:x2="46.51cm" svg:y2="22.357cm">
          <text:p/>
        </draw:line>
        <draw:line draw:style-name="gr3" draw:text-style-name="P2" draw:layer="layout" svg:x1="49.431cm" svg:y1="19.69cm" svg:x2="47.399cm" svg:y2="22.357cm">
          <text:p/>
        </draw:line>
        <draw:line draw:style-name="gr3" draw:text-style-name="P2" draw:layer="layout" svg:x1="49.304cm" svg:y1="22.23cm" svg:x2="52.733cm" svg:y2="20.579cm">
          <text:p/>
        </draw:line>
        <draw:line draw:style-name="gr3" draw:text-style-name="P2" draw:layer="layout" svg:x1="50.574cm" svg:y1="22.738cm" svg:x2="52.86cm" svg:y2="22.611cm">
          <text:p/>
        </draw:line>
        <draw:line draw:style-name="gr3" draw:text-style-name="P2" draw:layer="layout" svg:x1="50.574cm" svg:y1="23.754cm" svg:x2="53.622cm" svg:y2="24.643cm">
          <text:p/>
        </draw:line>
        <draw:custom-shape draw:style-name="gr11" draw:text-style-name="P3" draw:layer="layout" svg:width="3.985cm" svg:height="1.142cm" svg:x="52.67cm" svg:y="26.319cm">
          <text:p text:style-name="P3">course_id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50.447cm" svg:y1="24.262cm" svg:x2="53.114cm" svg:y2="26.675cm">
          <text:p/>
        </draw:line>
        <draw:custom-shape draw:style-name="gr1" draw:text-style-name="P1" draw:layer="layout" svg:width="5.08cm" svg:height="2.032cm" svg:x="48.321cm" svg:y="31.72cm">
          <text:p text:style-name="P1">prerequisit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3.985cm" svg:height="1.142cm" svg:x="53.116cm" svg:y="36.766cm">
          <text:p text:style-name="P1">prereq_id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49.481cm" svg:y1="33.717cm" svg:x2="49.1cm" svg:y2="36.638cm">
          <text:p/>
        </draw:line>
        <draw:line draw:style-name="gr3" draw:text-style-name="P2" draw:layer="layout" svg:x1="51.767cm" svg:y1="33.717cm" svg:x2="54.434cm" svg:y2="36.638cm">
          <text:p/>
        </draw:line>
        <draw:custom-shape draw:style-name="gr5" draw:text-style-name="P1" draw:layer="layout" svg:width="2.221cm" svg:height="0.843cm" svg:x="47.895cm" svg:y="36.638cm">
          <text:p text:style-name="P1">id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3.985cm" svg:height="1.142cm" svg:x="49.687cm" svg:y="38.036cm">
          <text:p text:style-name="P1">course_id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50.497cm" svg:y1="33.844cm" svg:x2="51.386cm" svg:y2="38.162cm">
          <text:p/>
        </draw:line>
        <draw:custom-shape draw:style-name="gr12" draw:text-style-name="P1" xml:id="id2" draw:id="id2" draw:layer="layout" svg:width="3.429cm" svg:height="2.794cm" svg:x="14.587cm" svg:y="12.098cm">
          <text:p text:style-name="P1">has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3" draw:text-style-name="P4" draw:layer="layout" svg:x1="10.561cm" svg:y1="11.55cm" svg:x2="14.587cm" svg:y2="13.495cm" draw:start-shape="id1" draw:start-glue-point="2" draw:end-shape="id2" draw:end-glue-point="5" svg:d="M10561 11550v1945h4026" svg:viewBox="0 0 4027 1946">
          <text:p/>
        </draw:connector>
        <draw:connector draw:style-name="gr14" draw:text-style-name="P4" draw:layer="layout" svg:x1="21.661cm" svg:y1="11.55cm" svg:x2="18.016cm" svg:y2="13.495cm" draw:start-shape="id3" draw:start-glue-point="2" draw:end-shape="id2" draw:end-glue-point="7" svg:d="M21661 11550v1945h-3645" svg:viewBox="0 0 3646 1946">
          <text:p/>
        </draw:connector>
        <draw:custom-shape draw:style-name="gr15" draw:text-style-name="P1" xml:id="id5" draw:id="id5" draw:layer="layout" svg:width="3.937cm" svg:height="2.794cm" svg:x="4.635cm" svg:y="12.763cm">
          <text:p text:style-name="P1">works_i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3" draw:text-style-name="P4" draw:layer="layout" draw:line-skew="3.803cm 4.185cm" svg:x1="10.261cm" svg:y1="16.518cm" svg:x2="6.604cm" svg:y2="15.557cm" draw:start-shape="id4" draw:start-glue-point="0" draw:end-shape="id5" draw:end-glue-point="6" svg:d="M10261 16518v-453h-1943v-6h-1714v-502" svg:viewBox="0 0 3658 962">
          <text:p/>
        </draw:connector>
        <draw:connector draw:style-name="gr13" draw:text-style-name="P4" draw:layer="layout" svg:x1="6.604cm" svg:y1="12.763cm" svg:x2="8.021cm" svg:y2="10.534cm" draw:start-shape="id5" draw:start-glue-point="4" draw:end-shape="id1" draw:end-glue-point="3" svg:d="M6604 12763v-2229h1417" svg:viewBox="0 0 1418 2230">
          <text:p/>
        </draw:connector>
        <draw:custom-shape draw:style-name="gr16" draw:text-style-name="P1" xml:id="id6" draw:id="id6" draw:layer="layout" svg:width="4.826cm" svg:height="2.794cm" svg:x="17.081cm" svg:y="18.605cm">
          <text:p text:style-name="P1">teaches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13" draw:text-style-name="P4" draw:layer="layout" svg:x1="12.801cm" svg:y1="17.534cm" svg:x2="17.081cm" svg:y2="20.002cm" draw:start-shape="id4" draw:start-glue-point="1" draw:end-shape="id6" draw:end-glue-point="5" svg:d="M12801 17534h2140v2468h2140" svg:viewBox="0 0 4281 2469">
          <text:p/>
        </draw:connector>
        <draw:connector draw:style-name="gr13" draw:text-style-name="P4" draw:layer="layout" draw:line-skew="0.253cm" svg:x1="21.907cm" svg:y1="20.002cm" svg:x2="24.201cm" svg:y2="10.534cm" draw:start-shape="id6" draw:start-glue-point="7" draw:end-shape="id3" svg:d="M21907 20002h3048v-9468h-754" svg:viewBox="0 0 3049 9469">
          <text:p/>
        </draw:connector>
        <draw:custom-shape draw:style-name="gr16" draw:text-style-name="P1" xml:id="id7" draw:id="id7" draw:layer="layout" svg:width="4.826cm" svg:height="2.794cm" svg:x="19.082cm" svg:y="14.306cm">
          <text:p text:style-name="P1">enrolled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13" draw:text-style-name="P4" draw:layer="layout" svg:x1="10.561cm" svg:y1="11.55cm" svg:x2="19.082cm" svg:y2="15.703cm" draw:start-shape="id1" draw:start-glue-point="2" draw:end-shape="id7" draw:end-glue-point="5" svg:d="M10561 11550v4153h8521" svg:viewBox="0 0 8522 4154">
          <text:p/>
        </draw:connector>
        <draw:connector draw:style-name="gr13" draw:text-style-name="P4" draw:layer="layout" svg:x1="23.908cm" svg:y1="15.703cm" svg:x2="30.561cm" svg:y2="21.52cm" draw:start-shape="id7" draw:start-glue-point="7" draw:end-shape="id8" draw:end-glue-point="0" svg:d="M23908 15703h6653v5817" svg:viewBox="0 0 6654 5818">
          <text:p/>
        </draw:connector>
        <draw:custom-shape draw:style-name="gr16" draw:text-style-name="P1" xml:id="id9" draw:id="id9" draw:layer="layout" svg:width="4.826cm" svg:height="2.794cm" svg:x="32.067cm" svg:y="16.319cm">
          <text:p text:style-name="P1">attends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13" draw:text-style-name="P4" draw:layer="layout" svg:x1="33.101cm" svg:y1="22.536cm" svg:x2="34.48cm" svg:y2="19.113cm" draw:start-shape="id8" draw:start-glue-point="1" draw:end-shape="id9" draw:end-glue-point="6" svg:d="M33101 22536h1379v-3423" svg:viewBox="0 0 1380 3424">
          <text:p/>
        </draw:connector>
        <draw:connector draw:style-name="gr13" draw:text-style-name="P4" draw:layer="layout" draw:line-skew="-0.029cm" svg:x1="34.48cm" svg:y1="16.319cm" svg:x2="21.661cm" svg:y2="11.55cm" draw:start-shape="id9" draw:start-glue-point="4" draw:end-shape="id3" draw:end-glue-point="2" svg:d="M34480 16319v-2413h-12819v-2356" svg:viewBox="0 0 12820 4770">
          <text:p/>
        </draw:connector>
        <draw:custom-shape draw:style-name="gr17" draw:text-style-name="P1" xml:id="id10" draw:id="id10" draw:layer="layout" svg:width="5.968cm" svg:height="3.018cm" svg:x="32.068cm" svg:y="8.596cm">
          <text:p text:style-name="P1">has_prerequisit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3" draw:text-style-name="P4" draw:layer="layout" draw:line-skew="-1.529cm" svg:x1="24.201cm" svg:y1="10.534cm" svg:x2="35.052cm" svg:y2="11.614cm" draw:start-shape="id3" draw:start-glue-point="1" draw:end-shape="id10" draw:end-glue-point="6" svg:d="M24201 10534h2405v1582h8446v-502" svg:viewBox="0 0 10852 1583">
          <text:p/>
        </draw:connector>
        <draw:connector draw:style-name="gr13" draw:text-style-name="P4" draw:layer="layout" draw:line-skew="0.757cm" svg:x1="32.068cm" svg:y1="10.105cm" svg:x2="24.201cm" svg:y2="10.534cm" draw:start-shape="id10" draw:start-glue-point="5" draw:end-shape="id3" draw:end-glue-point="1" svg:d="M32068 10105h-3176v429h-4691" svg:viewBox="0 0 7868 430">
          <text:p/>
        </draw:connector>
      </draw:page>
      <draw:page draw:name="page2" draw:style-name="dp1" draw:master-page-name="Default">
        <draw:frame draw:style-name="standard" xml:id="id11" draw:id="id11" draw:layer="layout" svg:width="14.098cm" svg:height="5.126cm" svg:x="5.927cm" svg:y="3.694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5"><text:span text:style-name="T1">Department</text:span></text:p>
              </table:table-cell>
            </table:table-row>
            <table:table-row table:style-name="ro2">
              <table:table-cell table:style-name="ce2">
                <text:p text:style-name="P6"><text:span text:style-name="T2">id</text:span></text:p>
              </table:table-cell>
            </table:table-row>
            <table:table-row table:style-name="ro2">
              <table:table-cell table:style-name="ce3">
                <text:p>dept_name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xml:id="id12" draw:id="id12" draw:layer="layout" svg:width="14.098cm" svg:height="9.124cm" svg:x="23.612cm" svg:y="18.204cm">
          <table:table table:template-name="default" table:use-first-row-styles="true" table:use-banding-rows-styles="true">
            <table:table-column table:style-name="co1"/>
            <table:table-row table:style-name="ro3">
              <table:table-cell table:style-name="ce1">
                <text:p text:style-name="P5"><text:span text:style-name="T1">Course</text:span></text:p>
              </table:table-cell>
            </table:table-row>
            <table:table-row table:style-name="ro2">
              <table:table-cell table:style-name="ce2">
                <text:p text:style-name="P6"><text:span text:style-name="T2">id</text:span></text:p>
              </table:table-cell>
            </table:table-row>
            <table:table-row table:style-name="ro2">
              <table:table-cell table:style-name="ce3">
                <text:p>title</text:p>
              </table:table-cell>
            </table:table-row>
            <table:table-row table:style-name="ro2">
              <table:table-cell table:style-name="ce3">
                <text:p>credits</text:p>
              </table:table-cell>
            </table:table-row>
            <table:table-row table:style-name="ro2">
              <table:table-cell table:style-name="ce3">
                <text:p>dept_id</text:p>
              </table:table-cell>
            </table:table-row>
          </table:table>
          <draw:image xlink:href="Pictures/TablePreview2.svm" xlink:type="simple" xlink:show="embed" xlink:actuate="onLoad"/>
        </draw:frame>
        <draw:connector draw:style-name="gr18" draw:text-style-name="P4" draw:layer="layout" draw:line-skew="-2.19cm" svg:x1="12.976cm" svg:y1="8.82cm" svg:x2="30.661cm" svg:y2="18.204cm" draw:start-shape="id11" draw:end-shape="id12" draw:end-glue-point="0" svg:d="M12976 8820v2503h17685v6881" svg:viewBox="0 0 17686 9385">
          <text:p/>
        </draw:connector>
        <draw:frame draw:style-name="standard" xml:id="id14" draw:id="id14" draw:layer="layout" svg:width="14.098cm" svg:height="7.125cm" svg:x="2.835cm" svg:y="14.861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4">
                <text:p text:style-name="P7"><text:span text:style-name="T1">Instructor</text:span></text:p>
              </table:table-cell>
            </table:table-row>
            <table:table-row table:style-name="ro2">
              <table:table-cell table:style-name="ce2">
                <text:p text:style-name="P6"><text:span text:style-name="T2">id</text:span></text:p>
              </table:table-cell>
            </table:table-row>
            <table:table-row table:style-name="ro2">
              <table:table-cell table:style-name="ce3">
                <text:p>name</text:p>
              </table:table-cell>
            </table:table-row>
            <table:table-row table:style-name="ro2">
              <table:table-cell table:style-name="ce3">
                <text:p>dept_id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xml:id="id13" draw:id="id13" draw:layer="layout" svg:width="14.098cm" svg:height="11.123cm" svg:x="37.142cm" svg:y="4.127cm">
          <table:table table:template-name="default" table:use-first-row-styles="true" table:use-banding-rows-styles="true">
            <table:table-column table:style-name="co1"/>
            <table:table-row table:style-name="ro4">
              <table:table-cell table:style-name="ce1">
                <text:p text:style-name="P5"><text:span text:style-name="T1">St</text:span><text:span text:style-name="T1">ud</text:span><text:span text:style-name="T1">en</text:span><text:span text:style-name="T1">t</text:span></text:p>
              </table:table-cell>
            </table:table-row>
            <table:table-row table:style-name="ro2">
              <table:table-cell table:style-name="ce2">
                <text:p text:style-name="P6"><text:span text:style-name="T2">id</text:span></text:p>
              </table:table-cell>
            </table:table-row>
            <table:table-row table:style-name="ro2">
              <table:table-cell table:style-name="ce3">
                <text:p>name</text:p>
              </table:table-cell>
            </table:table-row>
            <table:table-row table:style-name="ro2">
              <table:table-cell table:style-name="ce3">
                <text:p>dept_id</text:p>
              </table:table-cell>
            </table:table-row>
            <table:table-row table:style-name="ro2">
              <table:table-cell table:style-name="ce3">
                <text:p>total_credit</text:p>
              </table:table-cell>
            </table:table-row>
            <table:table-row table:style-name="ro2">
              <table:table-cell table:style-name="ce3">
                <text:p>year</text:p>
              </table:table-cell>
            </table:table-row>
          </table:table>
          <draw:image xlink:href="Pictures/TablePreview4.svm" xlink:type="simple" xlink:show="embed" xlink:actuate="onLoad"/>
        </draw:frame>
        <draw:connector draw:style-name="gr18" draw:text-style-name="P4" draw:layer="layout" draw:line-skew="-2.137cm" svg:x1="20.025cm" svg:y1="6.257cm" svg:x2="37.142cm" svg:y2="9.688cm" draw:start-shape="id11" draw:start-glue-point="1" draw:end-shape="id13" draw:end-glue-point="3" svg:d="M20025 6257h6422v3431h10695" svg:viewBox="0 0 17118 3432">
          <text:p/>
        </draw:connector>
        <draw:connector draw:style-name="gr19" draw:text-style-name="P4" draw:layer="layout" draw:line-skew="0.116cm" svg:x1="9.884cm" svg:y1="14.861cm" svg:x2="12.976cm" svg:y2="8.82cm" draw:start-shape="id14" draw:start-glue-point="0" draw:end-shape="id11" draw:end-glue-point="2" svg:d="M9884 14861v-2904h3092v-3137" svg:viewBox="0 0 3093 6042">
          <text:p/>
        </draw:connector>
        <draw:frame draw:style-name="standard" xml:id="id15" draw:id="id15" draw:layer="layout" svg:width="14.098cm" svg:height="11.123cm" svg:x="2.942cm" svg:y="27.281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5"><text:span text:style-name="T1">Teach</text:span><text:span text:style-name="T1">es</text:span></text:p>
              </table:table-cell>
            </table:table-row>
            <table:table-row table:style-name="ro2">
              <table:table-cell table:style-name="ce2">
                <text:p text:style-name="P6"><text:span text:style-name="T2">id</text:span></text:p>
              </table:table-cell>
            </table:table-row>
            <table:table-row table:style-name="ro2">
              <table:table-cell table:style-name="ce3">
                <text:p>instructor_id</text:p>
              </table:table-cell>
            </table:table-row>
            <table:table-row table:style-name="ro2">
              <table:table-cell table:style-name="ce3">
                <text:p>course_id</text:p>
              </table:table-cell>
            </table:table-row>
            <table:table-row table:style-name="ro2">
              <table:table-cell table:style-name="ce3">
                <text:p>semester</text:p>
              </table:table-cell>
            </table:table-row>
            <table:table-row table:style-name="ro2">
              <table:table-cell table:style-name="ce3">
                <text:p>year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standard" xml:id="id16" draw:id="id16" draw:layer="layout" svg:width="14.098cm" svg:height="13.122cm" svg:x="41.742cm" svg:y="25.77cm">
          <table:table table:template-name="default" table:use-first-row-styles="true" table:use-banding-rows-styles="true">
            <table:table-column table:style-name="co1"/>
            <table:table-row table:style-name="ro5">
              <table:table-cell table:style-name="ce1">
                <text:p text:style-name="P5"><text:span text:style-name="T1">Takes</text:span></text:p>
              </table:table-cell>
            </table:table-row>
            <table:table-row table:style-name="ro2">
              <table:table-cell table:style-name="ce2">
                <text:p text:style-name="P6"><text:span text:style-name="T2">id</text:span></text:p>
              </table:table-cell>
            </table:table-row>
            <table:table-row table:style-name="ro2">
              <table:table-cell table:style-name="ce3">
                <text:p>semester</text:p>
              </table:table-cell>
            </table:table-row>
            <table:table-row table:style-name="ro2">
              <table:table-cell table:style-name="ce3">
                <text:p>year</text:p>
              </table:table-cell>
            </table:table-row>
            <table:table-row table:style-name="ro2">
              <table:table-cell table:style-name="ce3">
                <text:p>grade</text:p>
              </table:table-cell>
            </table:table-row>
            <table:table-row table:style-name="ro2">
              <table:table-cell table:style-name="ce3">
                <text:p>student_id</text:p>
              </table:table-cell>
            </table:table-row>
            <table:table-row table:style-name="ro2">
              <table:table-cell table:style-name="ce3">
                <text:p>course_id</text:p>
              </table:table-cell>
            </table:table-row>
          </table:table>
          <draw:image xlink:href="Pictures/TablePreview6.svm" xlink:type="simple" xlink:show="embed" xlink:actuate="onLoad"/>
        </draw:frame>
        <draw:connector draw:style-name="gr18" draw:text-style-name="P4" draw:layer="layout" svg:x1="9.884cm" svg:y1="21.986cm" svg:x2="9.991cm" svg:y2="27.281cm" draw:start-shape="id14" draw:start-glue-point="2" draw:end-shape="id15" draw:end-glue-point="0" svg:d="M9884 21986v2648h107v2647" svg:viewBox="0 0 108 5296">
          <text:p/>
        </draw:connector>
        <draw:connector draw:style-name="gr18" draw:text-style-name="P4" draw:layer="layout" svg:x1="17.04cm" svg:y1="32.842cm" svg:x2="30.661cm" svg:y2="27.328cm" draw:start-shape="id15" draw:start-glue-point="1" draw:end-shape="id12" draw:end-glue-point="2" svg:d="M17040 32842h13621v-5514" svg:viewBox="0 0 13622 5515">
          <text:p/>
        </draw:connector>
        <draw:connector draw:style-name="gr18" draw:text-style-name="P4" draw:layer="layout" svg:x1="44.191cm" svg:y1="15.25cm" svg:x2="48.791cm" svg:y2="25.77cm" draw:start-shape="id13" draw:start-glue-point="2" draw:end-shape="id16" draw:end-glue-point="0" svg:d="M44191 15250v5261h4600v5259" svg:viewBox="0 0 4601 10521">
          <text:p/>
        </draw:connector>
        <draw:connector draw:style-name="gr20" draw:text-style-name="P4" draw:layer="layout" svg:x1="41.742cm" svg:y1="32.331cm" svg:x2="30.661cm" svg:y2="27.328cm" draw:start-shape="id16" draw:start-glue-point="3" draw:end-shape="id12" draw:end-glue-point="2" svg:d="M41742 32331h-11081v-5003" svg:viewBox="0 0 11082 5004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CF_20_One" draw:display-name="CF One" svg:viewBox="-19 -40 38 40" svg:d="M0 0h1v-40h-2v40zM1 0h-20v-2h20zM-1 0h20v-2h-20z"/>
    <draw:marker draw:name="CF_20_Only_20_One" draw:display-name="CF Only One" svg:viewBox="-19 -40 38 40" svg:d="M0 0h1v-40h-2v40zM1 0h-20v-2h20zM-1 0h20v-2h-20zM1-18h-20v-2h20zM-1-18h20v-2h-20z"/>
    <draw:marker draw:name="CF_20_Zero_20_Many" draw:display-name="CF Zero Many" svg:viewBox="-1500 -4500 3000 6001" svg:d="M-1500 0c0-263 69-522 201-749 132-229 321-418 549-550 228-131 487-201 750-201s522 70 750 201c228 132 417 321 549 549 132 229 201 487 201 750 0 264-69 522-201 750-132 229-321 418-549 550-228 131-487 201-750 201s-522-70-750-201c-228-132-417-321-549-549s-201-487-201-750zM-1350 0c0-237 62-469 181-674 118-206 289-376 494-495 205-118 438-181 675-181s470 63 675 181c205 119 376 289 494 494 119 206 181 439 181 675 0 237-62 470-181 675-118 206-289 376-494 495-205 118-438 181-675 181s-470-63-675-181c-205-119-376-289-494-494-119-206-181-438-181-675zM0-1500l1500-2789v-211h-114l-1286 2392v-2392h-200v2392l-1286-2392h-114v211z"/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59.411cm" fo:page-height="42.0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06T13:43:45.837230923</meta:creation-date>
    <dc:date>2022-08-06T16:54:28.616832349</dc:date>
    <meta:editing-duration>PT22M12S</meta:editing-duration>
    <meta:editing-cycles>4</meta:editing-cycles>
    <meta:generator>LibreOffice/6.4.7.2$Linux_X86_64 LibreOffice_project/40$Build-2</meta:generator>
    <meta:document-statistic meta:object-count="94"/>
  </office:meta>
</office:document-meta>
</file>